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weight="bold" style:font-weight-asian="bold" style:font-weight-complex="bold"/>
    </style:style>
    <style:style style:name="P2" style:family="paragraph" style:parent-style-name="Text_20_body">
      <style:paragraph-properties fo:text-align="start" style:justify-single-word="false" fo:break-before="page"/>
      <style:text-properties style:font-name="Arial" fo:font-weight="bold" style:font-weight-asian="bold" style:font-weight-complex="bold"/>
    </style:style>
    <style:style style:name="P3" style:family="paragraph" style:parent-style-name="Text_20_body">
      <style:paragraph-properties fo:text-align="start" style:justify-single-word="false"/>
      <style:text-properties style:font-name="Arial" fo:font-weight="normal" style:font-weight-asian="normal" style:font-weight-complex="normal"/>
    </style:style>
    <style:style style:name="P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5" style:family="paragraph" style:parent-style-name="Text_20_body" style:list-style-name="L2">
      <style:paragraph-properties fo:text-align="start" style:justify-single-word="false"/>
      <style:text-properties style:font-name="Arial" fo:font-weight="normal" style:font-weight-asian="normal" style:font-weight-complex="normal"/>
    </style:style>
    <style:style style:name="P6" style:family="paragraph" style:parent-style-name="Text_20_body" style:list-style-name="L1">
      <style:paragraph-properties fo:margin-left="2.501cm" fo:margin-right="0cm" fo:text-align="start" style:justify-single-word="false" fo:text-indent="-0.635cm" style:auto-text-indent="false"/>
      <style:text-properties style:font-name="Arial" fo:font-weight="normal" style:font-weight-asian="normal" style:font-weight-complex="normal"/>
    </style:style>
    <style:style style:name="P7" style:family="paragraph" style:parent-style-name="Text_20_body" style:list-style-name="L2">
      <style:paragraph-properties fo:margin-left="2.501cm" fo:margin-right="0cm" fo:text-align="start" style:justify-single-word="false" fo:text-indent="-0.635cm" style:auto-text-indent="false"/>
      <style:text-properties style:font-name="Arial" fo:font-weight="normal" style:font-weight-asian="normal" style:font-weight-complex="normal"/>
    </style:style>
    <style:style style:name="P8" style:family="paragraph" style:parent-style-name="Text_20_body" style:list-style-name="L1">
      <style:paragraph-properties fo:margin-left="1.251cm" fo:margin-right="0cm" fo:text-align="start" style:justify-single-word="false" fo:text-indent="-0.635cm" style:auto-text-indent="false"/>
      <style:text-properties style:font-name="Arial" fo:font-weight="normal" style:font-weight-asian="normal" style:font-weight-complex="normal"/>
    </style:style>
    <style:style style:name="P9" style:family="paragraph" style:parent-style-name="Text_20_body" style:list-style-name="L2">
      <style:paragraph-properties fo:margin-left="1.251cm" fo:margin-right="0cm" fo:text-align="start" style:justify-single-word="false" fo:text-indent="-0.635cm" style:auto-text-indent="false"/>
      <style:text-properties style:font-name="Arial" fo:font-weight="normal" style:font-weight-asian="normal" style:font-weight-complex="normal"/>
    </style:style>
    <style:style style:name="P10"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IPLOMARBEIT</text:h>
      <text:p text:style-name="P1">Thema:<text:span text:style-name="T1"> netcon, ein Mess- uns Steuersystem für das Netzwerk</text:span></text:p>
      <text:p text:style-name="P1">Aufgabenstellung: <text:span text:style-name="T1">Entwicklung eines Mess- und Steuersystem für nicht kritische Anwendungen entwickelt werden, welches sich in ein bestehendes Ethernet-Netzwerk(eventuell auch W-LAN) integrieren lässt.</text:span></text:p>
      <text:p text:style-name="P2">Ziel:<text:span text:style-name="T1"> Es sollen Steuer- und Messmodule entwickelt werden, welche sich in das bestehende Ethernet-Netzwerk einbinden lassen. Um den Konfigurationsaufwand zu verringern, beherrschen die Module DHCP, sowie ein eigens entwickeltes Protokoll um diese dann im Netzwerk zu finden. Die Module umfassen Messmodule wie Temperatur-, Luftdruck-, Drehzahlmodule, sowie auch Steuermodule wie Relais- oder Displaymodule. Teilweise sind die Module als Ethernet-UART Wandler ausgeführt, um die Einbindung bestehender(oder von Projektgruppen entwickelnder) Messgeräte zu vereinfachen. Eine zentrale Software(Server), kann die Daten der Module erfassen, verarbeiten und für die Ewigkeit festhalten(loggen). Zudem kann man auf diesem Server auch kleine Scripte schreiben um die Steuermodule abhängig von den Messungen oder anderen Faktoren zu steuern. Diese Serversoftware wird voraussichtlich in Java geschrieben, um eine Plattformunabhängigkeit zu erreichen. Weiterhin ist denkbar, dass man diesen Server mit einem gewöhnlichen Webserver(Apache) mit PHP verbindet, dann kann man seine Messdaten im Browser ansehen. Im Rahmen der Diplomarbeit soll auch mit verschiedenen Mikrocontrollern experimentiert werden(AVR, MCS-51, ARM), sowie eventuell auch mit Echtzeitbetriebssystemen(Femto OS, FreeRTOS). Das gesamte Projekt ist quelloffen(noch keine spezifische Lizenz), verwaltet wird das Ganze mit dem Versionskontrollsystem git. Aufgrund der Eigenschaften von Ethernet Netzwerken ist Echtzeit nicht garantiert, deswegen eignet sich dieses System nur für unkritische Anwendungen.</text:span></text:p>
      <text:p text:style-name="P3"/>
      <text:p text:style-name="P3">Teilaufgaben:</text:p>
      <text:list xml:id="list21539771" text:style-name="L1">
        <text:list-item>
          <text:p text:style-name="P4">Mechanik</text:p>
        </text:list-item>
        <text:list-item>
          <text:p text:style-name="P6">Anfertigung von Gehäusen (Gemeinsam)</text:p>
        </text:list-item>
        <text:list-item>
          <text:p text:style-name="P8">Elektronik</text:p>
        </text:list-item>
        <text:list-item>
          <text:p text:style-name="P6">Entwicklung und Herstellung der Platinen (Gemeinsam)</text:p>
        </text:list-item>
        <text:list-item>
          <text:p text:style-name="P8">Programmierarbeiten</text:p>
        </text:list-item>
        <text:list-item>
          <text:p text:style-name="P6">Entwicklung von Kommunikationsprotokollen (Gemeinsam)</text:p>
        </text:list-item>
        <text:list-item>
          <text:p text:style-name="P6">Programmierung der Module (Pietryka)</text:p>
        </text:list-item>
        <text:list-item>
          <text:p text:style-name="P6">Programmierung der Serversoftware (Lipp)</text:p>
        </text:list-item>
      </text:list>
      <text:p text:style-name="P3"/>
      <text:p text:style-name="P3">Benötigte Ressourcen:</text:p>
      <text:list xml:id="list21539543" text:style-name="L2">
        <text:list-item>
          <text:p text:style-name="P5">Mechanik</text:p>
        </text:list-item>
        <text:list-item>
          <text:p text:style-name="P7">Gehäuse aus der Plastikwerkstätte</text:p>
        </text:list-item>
        <text:list-item>
          <text:p text:style-name="P9">Elektronik</text:p>
        </text:list-item>
        <text:list-item>
          <text:p text:style-name="P7">Diverse (Ethernet-)Entwicklungsboards für verschiedenen Mikrocontroller</text:p>
        </text:list-item>
        <text:list-item>
          <text:p text:style-name="P7">Leiterplatten zum Ätzen</text:p>
        </text:list-item>
        <text:list-item>
          <text:p text:style-name="P7">Netzwerkbauteile(Ethernet-Controller, Buchsen, etc.)</text:p>
        </text:list-item>
        <text:list-item>
          <text:p text:style-name="P5">Software</text:p>
        </text:list-item>
        <text:list-item>
          <text:p text:style-name="P7">Versionskontrolle (git)</text:p>
        </text:list-item>
        <text:list-item>
          <text:p text:style-name="P7">Platinenlayoutdesign (Eagle)</text:p>
        </text:list-item>
        <text:list-item>
          <text:p text:style-name="P7"><text:soft-page-break/>C-Compiler für die verschiedenen Mikrocontroller (SDCC, AVR-GCC)</text:p>
        </text:list-item>
        <text:list-item>
          <text:p text:style-name="P7">J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6T12:47:42.49</meta:creation-date>
    <dc:date>2011-10-27T01:41:49.90</dc:date>
    <meta:editing-duration>PT29M45S</meta:editing-duration>
    <meta:editing-cycles>3</meta:editing-cycles>
    <meta:generator>LibreOffice/3.4$Win32 LibreOffice_project/340m1$Build-302</meta:generator>
    <meta:document-statistic meta:table-count="0" meta:image-count="0" meta:object-count="0" meta:page-count="3" meta:paragraph-count="25" meta:word-count="305" meta:character-count="2459" meta:non-whitespace-character-count="2198"/>
  </office:meta>
</office:document-meta>
</file>